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officeooo:rsid="0011fb8c" officeooo:paragraph-rsid="0011fb8c"/>
    </style:style>
    <style:style style:name="T1" style:family="text">
      <style:text-properties officeooo:rsid="0016f5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égumes <text:span text:style-name="T1">de saison</text:span></text:h>
      <text:p text:style-name="P2"/>
      <text:p text:style-name="P2">{#each légumes as légume}</text:p>
      <text:p text:style-name="P2"><text:s text:c="2"/>{légume}, </text:p>
      <text:p text:style-name="P2">{/each} en {saison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0:30:23.030294860</meta:creation-date>
    <dc:date>2025-05-09T11:25:14.168850435</dc:date>
    <meta:editing-duration>PT54M54S</meta:editing-duration>
    <meta:editing-cycles>6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4" meta:word-count="11" meta:character-count="73" meta:non-whitespace-character-count="63"/>
  </office:meta>
</office:document-meta>
</file>